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Regular" style:font-family-generic="roman" style:font-pitch="variable"/>
    <style:font-face style:name="Noto Sans2" svg:font-family="'Noto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3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ebee" draw:textarea-vertical-align="middle" draw:auto-grow-height="false" fo:min-height="0.916cm" fo:min-width="3.633cm" fo:padding-top="0.05cm" fo:padding-bottom="0.05cm" fo:padding-left="0.05cm" fo:padding-right="0.05cm" fo:wrap-option="wrap"/>
      <style:paragraph-properties style:writing-mode="lr-tb"/>
    </style:style>
    <style:style style:name="gr2" style:family="graphic" style:parent-style-name="standard">
      <style:graphic-properties svg:stroke-color="#000000" draw:fill-color="#fffde7" draw:textarea-vertical-align="middle" draw:auto-grow-height="false" fo:min-height="0.916cm" fo:min-width="2.823cm" fo:padding-top="0.05cm" fo:padding-bottom="0.05cm" fo:padding-left="0.05cm" fo:padding-right="0.05cm" fo:wrap-option="wrap"/>
      <style:paragraph-properties style:writing-mode="lr-tb"/>
    </style:style>
    <style:style style:name="gr3" style:family="graphic" style:parent-style-name="standard">
      <style:graphic-properties svg:stroke-color="#000000" draw:fill-color="#e3f2fd" draw:textarea-vertical-align="middle" draw:auto-grow-height="false" fo:min-height="0.916cm" fo:min-width="3.785cm" fo:padding-top="0.05cm" fo:padding-bottom="0.05cm" fo:padding-left="0.05cm" fo:padding-right="0.05cm" fo:wrap-option="wrap"/>
      <style:paragraph-properties style:writing-mode="lr-tb"/>
    </style:style>
    <style:style style:name="gr4" style:family="graphic" style:parent-style-name="standard">
      <style:graphic-properties draw:stroke="none" draw:fill="none" draw:auto-grow-height="true" fo:min-height="0.959cm" fo:padding-top="0.05cm" fo:padding-bottom="0.05cm" fo:padding-left="0.05cm" fo:padding-right="0.05cm" fo:wrap-option="wrap"/>
      <style:paragraph-properties style:writing-mode="lr-tb"/>
    </style:style>
    <style:style style:name="gr5" style:family="graphic" style:parent-style-name="objectwithoutfill">
      <style:graphic-properties svg:stroke-width="0.1cm" svg:stroke-color="#069a2e" draw:marker-start-width="0.35cm" draw:marker-end="Arrow" draw:marker-end-width="0.45cm" draw:fill="solid" draw:fill-color="#77bc65" draw:textarea-vertical-align="middle" fo:padding-top="0.175cm" fo:padding-bottom="0.175cm" fo:padding-left="0.3cm" fo:padding-right="0.3cm"/>
    </style:style>
    <style:style style:name="P1" style:family="paragraph">
      <loext:graphic-properties draw:fill-color="#ffebee"/>
      <style:paragraph-properties fo:text-align="center" style:writing-mode="lr-tb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fffde7"/>
      <style:paragraph-properties fo:text-align="center" style:writing-mode="lr-tb"/>
    </style:style>
    <style:style style:name="P4" style:family="paragraph">
      <loext:graphic-properties draw:fill-color="#e3f2fd"/>
      <style:paragraph-properties fo:text-align="center"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 style:writing-mode="lr-tb"/>
      <style:text-properties fo:color="#800080"/>
    </style:style>
    <style:style style:name="P7" style:family="paragraph">
      <loext:graphic-properties draw:fill="solid" draw:fill-color="#77bc65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800080"/>
    </style:style>
    <style:style style:name="T3" style:family="text">
      <style:text-properties fo:color="#800080" fo:font-style="italic" style:font-style-asian="italic" style:font-style-complex="italic"/>
    </style:style>
    <style:style style:name="T4" style:family="text">
      <style:text-properties fo:color="#800080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733cm" svg:height="1.016cm" svg:x="3.05cm" svg:y="0.127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923cm" svg:height="1.016cm" svg:x="0.127cm" svg:y="0.127cm">
          <text:p text:style-name="P2">2 <text:span text:style-name="T1">UN</text:span> <text:s text:c="5"/>link 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885cm" svg:height="1.016cm" svg:x="6.783cm" svg:y="0.127cm">
          <text:p text:style-name="P2">1</text:p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5.715cm" svg:height="1.059cm" svg:x="5.588cm" svg:y="5.672cm">
          <draw:text-box>
            <text:p text:style-name="P5"><text:span text:style-name="T2">code to push de </text:span><text:span text:style-name="T3">contents</text:span><text:span text:style-name="T2"> of the </text:span><text:span text:style-name="T4">Parameter Field</text:span><text:span text:style-name="T2"> onto the stack </text:span></text:p>
          </draw:text-box>
        </draw:frame>
        <draw:custom-shape draw:style-name="gr1" draw:text-style-name="P1" draw:layer="layout" svg:width="3.733cm" svg:height="1.016cm" svg:x="3.05cm" svg:y="1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923cm" svg:height="1.016cm" svg:x="0.127cm" svg:y="1.905cm">
          <text:p text:style-name="P2">4 <text:span text:style-name="T1">DEUX </text:span><text:s/>link 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885cm" svg:height="1.016cm" svg:x="6.783cm" svg:y="1.905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733cm" svg:height="1.016cm" svg:x="3.05cm" svg:y="3.68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923cm" svg:height="1.016cm" svg:x="0.127cm" svg:y="3.683cm">
          <text:p text:style-name="P2">5 <text:span text:style-name="T1">TROIS</text:span> link 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885cm" svg:height="1.016cm" svg:x="6.783cm" svg:y="3.683cm">
          <text:p text:style-name="P2">3</text:p>
          <draw:enhanced-geometry svg:viewBox="0 0 21600 21600" draw:type="rectangle" draw:enhanced-path="M 0 0 L 21600 0 21600 21600 0 21600 0 0 Z N"/>
        </draw:custom-shape>
        <draw:line draw:style-name="gr5" draw:text-style-name="P7" draw:layer="layout" svg:x1="4.826cm" svg:y1="0.635cm" svg:x2="6.985cm" svg:y2="5.672cm">
          <text:p/>
        </draw:line>
        <draw:line draw:style-name="gr5" draw:text-style-name="P7" draw:layer="layout" svg:x1="4.826cm" svg:y1="2.413cm" svg:x2="6.477cm" svg:y2="5.672cm">
          <text:p/>
        </draw:line>
        <draw:line draw:style-name="gr5" draw:text-style-name="P7" draw:layer="layout" svg:x1="4.826cm" svg:y1="4.191cm" svg:x2="5.969cm" svg:y2="5.67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Regular" style:font-family-generic="roman" style:font-pitch="variable"/>
    <style:font-face style:name="Noto Sans2" svg:font-family="'Noto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3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2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Noto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text-outline="false" style:text-line-through-style="none" style:text-line-through-type="none" style:font-name="Noto Sans2" fo:font-family="'Noto Sans'" style:font-style-name="Regular" style:font-family-generic="swiss" style:font-pitch="variable" fo:font-size="10pt" fo:text-shadow="none" style:text-underline-style="none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1.43cm" fo:page-height="6.73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8T20:43:41.715342475</meta:creation-date>
    <dc:date>2022-02-02T21:37:13.739447893</dc:date>
    <meta:editing-duration>PT1H53M2S</meta:editing-duration>
    <meta:editing-cycles>14</meta:editing-cycles>
    <meta:generator>LibreOffice/6.4.7.2$Linux_X86_64 LibreOffice_project/40$Build-2</meta:generator>
    <meta:document-statistic meta:object-count="13"/>
  </office:meta>
</office:document-meta>
</file>